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44:54.594645262</dc:date>
    <meta:editing-duration>PT1H15M45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25.15">
                <text:p>25.15</text:p>
              </table:table-cell>
              <table:table-cell office:value-type="float" office:value="3.45">
                <text:p>3.45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">
                <text:p>0</text:p>
              </table:table-cell>
              <table:table-cell office:value-type="float" office:value="0.459999999999994">
                <text:p>0.459999999999994</text:p>
              </table:table-cell>
              <table:table-cell office:value-type="float" office:value="2.16">
                <text:p>2.16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16.57">
                <text:p>16.57</text:p>
              </table:table-cell>
              <table:table-cell office:value-type="float" office:value="23.47">
                <text:p>23.47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99.79">
                <text:p>99.79</text:p>
              </table:table-cell>
              <table:table-cell office:value-type="float" office:value="52.51">
                <text:p>52.51</text:p>
              </table:table-cell>
              <table:table-cell office:value-type="float" office:value="NaN">
                <text:p>NaN</text:p>
              </table:table-cell>
              <table:table-cell office:value-type="float" office:value="29.0955555555556">
                <text:p>29.0955555555556</text:p>
              </table:table-cell>
              <table:table-cell office:value-type="float" office:value="70.1928571428572">
                <text:p>70.1928571428572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4.18">
                <text:p>94.18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1.25">
                <text:p>1.25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739999999999996">
                <text:p>0.739999999999996</text:p>
              </table:table-cell>
              <table:table-cell office:value-type="float" office:value="7.92999999999999">
                <text:p>7.92999999999999</text:p>
              </table:table-cell>
              <table:table-cell office:value-type="float" office:value="2.08999999999999">
                <text:p>2.0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8">
                <text:p>98.98</text:p>
              </table:table-cell>
              <table:table-cell office:value-type="float" office:value="39.2">
                <text:p>39.2</text:p>
              </table:table-cell>
              <table:table-cell office:value-type="float" office:value="64.09">
                <text:p>64.09</text:p>
              </table:table-cell>
              <table:table-cell office:value-type="float" office:value="99.47">
                <text:p>99.47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6.41999999999999">
                <text:p>6.41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9.16">
                <text:p>59.16</text:p>
              </table:table-cell>
              <table:table-cell office:value-type="float" office:value="NaN">
                <text:p>NaN</text:p>
              </table:table-cell>
              <table:table-cell office:value-type="float" office:value="43.5988888888889">
                <text:p>43.5988888888889</text:p>
              </table:table-cell>
              <table:table-cell office:value-type="float" office:value="85.1685714285715">
                <text:p>85.1685714285715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4.01999999999999">
                <text:p>4.01999999999999</text:p>
              </table:table-cell>
              <table:table-cell office:value-type="float" office:value="98.8">
                <text:p>98.8</text:p>
              </table:table-cell>
              <table:table-cell office:value-type="float" office:value="7.78">
                <text:p>7.78</text:p>
              </table:table-cell>
              <table:table-cell office:value-type="float" office:value="2.62">
                <text:p>2.6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6.81999999999999">
                <text:p>6.81999999999999</text:p>
              </table:table-cell>
              <table:table-cell office:value-type="float" office:value="30.73">
                <text:p>30.73</text:p>
              </table:table-cell>
              <table:table-cell office:value-type="float" office:value="2.18999999999999">
                <text:p>2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4.94">
                <text:p>54.94</text:p>
              </table:table-cell>
              <table:table-cell office:value-type="float" office:value="78.62">
                <text:p>78.62</text:p>
              </table:table-cell>
              <table:table-cell office:value-type="float" office:value="99.47">
                <text:p>99.47</text:p>
              </table:table-cell>
              <table:table-cell office:value-type="float" office:value="43.05">
                <text:p>43.05</text:p>
              </table:table-cell>
              <table:table-cell office:value-type="float" office:value="35.33">
                <text:p>35.33</text:p>
              </table:table-cell>
              <table:table-cell office:value-type="float" office:value="99.83">
                <text:p>99.83</text:p>
              </table:table-cell>
              <table:table-cell office:value-type="float" office:value="67.29">
                <text:p>67.29</text:p>
              </table:table-cell>
              <table:table-cell office:value-type="float" office:value="NaN">
                <text:p>NaN</text:p>
              </table:table-cell>
              <table:table-cell office:value-type="float" office:value="51.69">
                <text:p>51.69</text:p>
              </table:table-cell>
              <table:table-cell office:value-type="float" office:value="88.61">
                <text:p>88.61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4.06">
                <text:p>24.06</text:p>
              </table:table-cell>
              <table:table-cell office:value-type="float" office:value="99.55">
                <text:p>99.55</text:p>
              </table:table-cell>
              <table:table-cell office:value-type="float" office:value="15.08">
                <text:p>15.08</text:p>
              </table:table-cell>
              <table:table-cell office:value-type="float" office:value="6.10999999999999">
                <text:p>6.10999999999999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29.17">
                <text:p>29.17</text:p>
              </table:table-cell>
              <table:table-cell office:value-type="float" office:value="52.63">
                <text:p>52.63</text:p>
              </table:table-cell>
              <table:table-cell office:value-type="float" office:value="2.46">
                <text:p>2.46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1">
                <text:p>99.31</text:p>
              </table:table-cell>
              <table:table-cell office:value-type="float" office:value="72.93">
                <text:p>72.93</text:p>
              </table:table-cell>
              <table:table-cell office:value-type="float" office:value="99.72">
                <text:p>99.72</text:p>
              </table:table-cell>
              <table:table-cell office:value-type="float" office:value="99.47">
                <text:p>99.47</text:p>
              </table:table-cell>
              <table:table-cell office:value-type="float" office:value="94.84">
                <text:p>94.84</text:p>
              </table:table-cell>
              <table:table-cell office:value-type="float" office:value="40.6">
                <text:p>40.6</text:p>
              </table:table-cell>
              <table:table-cell office:value-type="float" office:value="99.83">
                <text:p>99.83</text:p>
              </table:table-cell>
              <table:table-cell office:value-type="float" office:value="75.11">
                <text:p>75.11</text:p>
              </table:table-cell>
              <table:table-cell office:value-type="float" office:value="NaN">
                <text:p>NaN</text:p>
              </table:table-cell>
              <table:table-cell office:value-type="float" office:value="61.7088888888889">
                <text:p>61.7088888888889</text:p>
              </table:table-cell>
              <table:table-cell office:value-type="float" office:value="92.3171428571429">
                <text:p>92.3171428571429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8.14">
                <text:p>68.14</text:p>
              </table:table-cell>
              <table:table-cell office:value-type="float" office:value="99.71">
                <text:p>99.71</text:p>
              </table:table-cell>
              <table:table-cell office:value-type="float" office:value="64.49">
                <text:p>64.49</text:p>
              </table:table-cell>
              <table:table-cell office:value-type="float" office:value="11.48">
                <text:p>11.48</text:p>
              </table:table-cell>
              <table:table-cell office:value-type="float" office:value="0.459999999999994">
                <text:p>0.459999999999994</text:p>
              </table:table-cell>
              <table:table-cell office:value-type="float" office:value="48.65">
                <text:p>48.65</text:p>
              </table:table-cell>
              <table:table-cell office:value-type="float" office:value="63.25">
                <text:p>63.25</text:p>
              </table:table-cell>
              <table:table-cell office:value-type="float" office:value="2.85">
                <text:p>2.85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6.3">
                <text:p>86.3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39">
                <text:p>99.39</text:p>
              </table:table-cell>
              <table:table-cell office:value-type="float" office:value="41.27">
                <text:p>41.27</text:p>
              </table:table-cell>
              <table:table-cell office:value-type="float" office:value="99.83">
                <text:p>99.83</text:p>
              </table:table-cell>
              <table:table-cell office:value-type="float" office:value="82.64">
                <text:p>82.64</text:p>
              </table:table-cell>
              <table:table-cell office:value-type="float" office:value="NaN">
                <text:p>NaN</text:p>
              </table:table-cell>
              <table:table-cell office:value-type="float" office:value="70.3727777777778">
                <text:p>70.3727777777778</text:p>
              </table:table-cell>
              <table:table-cell office:value-type="float" office:value="95.3242857142857">
                <text:p>95.32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